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A_0</text:p>
          </table:table-cell>
          <table:table-cell office:value-type="string" calcext:value-type="string">
            <text:p>A_0_err</text:p>
          </table:table-cell>
          <table:table-cell office:value-type="string" calcext:value-type="string">
            <text:p>phi_0</text:p>
          </table:table-cell>
          <table:table-cell office:value-type="string" calcext:value-type="string">
            <text:p>phi_0_err</text:p>
          </table:table-cell>
          <table:table-cell office:value-type="string" calcext:value-type="string">
            <text:p>omega_calc</text:p>
          </table:table-cell>
          <table:table-cell office:value-type="string" calcext:value-type="string">
            <text:p>omega_calc_er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6.4" calcext:value-type="float">
            <text:p>136.4</text:p>
          </table:table-cell>
          <table:table-cell office:value-type="float" office:value="162.9" calcext:value-type="float">
            <text:p>162.9</text:p>
          </table:table-cell>
          <table:table-cell office:value-type="float" office:value="208" calcext:value-type="float">
            <text:p>20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02" calcext:value-type="float">
            <text:p>0.002</text:p>
          </table:table-cell>
          <table:table-cell office:value-type="float" office:value="-3.1415" calcext:value-type="float">
            <text:p>-3.1415</text:p>
          </table:table-cell>
          <table:table-cell office:value-type="float" office:value="1.57075" calcext:value-type="float">
            <text:p>1.57075</text:p>
          </table:table-cell>
          <table:table-cell table:formula="of:=[.A2]/([.C2]-[.B2])*2*PI()" office:value-type="float" office:value="4.50492531458159" calcext:value-type="float">
            <text:p/>
          </table:table-cell>
          <table:table-cell table:formula="of:=SQRT(2)*2*PI()*[.A2]/([.C2]-[.B2])^2*0.1" office:value-type="float" office:value="0.0240412319900346" calcext:value-type="float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1.1" calcext:value-type="float">
            <text:p>131.1</text:p>
          </table:table-cell>
          <table:table-cell office:value-type="float" office:value="156.4" calcext:value-type="float">
            <text:p>156.4</text:p>
          </table:table-cell>
          <table:table-cell office:value-type="float" office:value="200" calcext:value-type="float">
            <text:p>20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2" calcext:value-type="float">
            <text:p>0.002</text:p>
          </table:table-cell>
          <table:table-cell office:value-type="float" office:value="-3.1415" calcext:value-type="float">
            <text:p>-3.1415</text:p>
          </table:table-cell>
          <table:table-cell office:value-type="float" office:value="1.57075" calcext:value-type="float">
            <text:p>1.57075</text:p>
          </table:table-cell>
          <table:table-cell table:formula="of:=[.A3]/([.C3]-[.B3])*2*PI()" office:value-type="float" office:value="3.97355592548906" calcext:value-type="float">
            <text:p/>
          </table:table-cell>
          <table:table-cell table:formula="of:=SQRT(2)*2*PI()*[.A3]/([.C3]-[.B3])^2*0.1" office:value-type="float" office:value="0.0222112912279629" calcext:value-type="float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.5" calcext:value-type="float">
            <text:p>151.5</text:p>
          </table:table-cell>
          <table:table-cell office:value-type="float" office:value="178.9" calcext:value-type="float">
            <text:p>178.9</text:p>
          </table:table-cell>
          <table:table-cell office:value-type="float" office:value="180" calcext:value-type="float">
            <text:p>180</text:p>
          </table:table-cell>
          <table:table-cell office:value-type="float" office:value="0.147" calcext:value-type="float">
            <text:p>0.147</text:p>
          </table:table-cell>
          <table:table-cell office:value-type="float" office:value="0.002" calcext:value-type="float">
            <text:p>0.002</text:p>
          </table:table-cell>
          <table:table-cell office:value-type="float" office:value="-3.1415" calcext:value-type="float">
            <text:p>-3.1415</text:p>
          </table:table-cell>
          <table:table-cell office:value-type="float" office:value="1.57075" calcext:value-type="float">
            <text:p>1.57075</text:p>
          </table:table-cell>
          <table:table-cell table:formula="of:=[.A4]/([.C4]-[.B4])*2*PI()" office:value-type="float" office:value="3.89832665043989" calcext:value-type="float">
            <text:p/>
          </table:table-cell>
          <table:table-cell table:formula="of:=SQRT(2)*2*PI()*[.A4]/([.C4]-[.B4])^2*0.1" office:value-type="float" office:value="0.0201206803635495" calcext:value-type="float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1" calcext:value-type="float">
            <text:p>121</text:p>
          </table:table-cell>
          <table:table-cell office:value-type="float" office:value="148.8" calcext:value-type="float">
            <text:p>148.8</text:p>
          </table:table-cell>
          <table:table-cell office:value-type="float" office:value="160" calcext:value-type="float">
            <text:p>160</text:p>
          </table:table-cell>
          <table:table-cell office:value-type="float" office:value="0.183" calcext:value-type="float">
            <text:p>0.183</text:p>
          </table:table-cell>
          <table:table-cell office:value-type="float" office:value="0.004" calcext:value-type="float">
            <text:p>0.004</text:p>
          </table:table-cell>
          <table:table-cell office:value-type="float" office:value="-3.1415" calcext:value-type="float">
            <text:p>-3.1415</text:p>
          </table:table-cell>
          <table:table-cell office:value-type="float" office:value="1.57075" calcext:value-type="float">
            <text:p>1.57075</text:p>
          </table:table-cell>
          <table:table-cell table:formula="of:=[.A5]/([.C5]-[.B5])*2*PI()" office:value-type="float" office:value="3.84223561949831" calcext:value-type="float">
            <text:p/>
          </table:table-cell>
          <table:table-cell table:formula="of:=SQRT(2)*2*PI()*[.A5]/([.C5]-[.B5])^2*0.1" office:value-type="float" office:value="0.0195458335357104" calcext:value-type="float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1.5" calcext:value-type="float">
            <text:p>121.5</text:p>
          </table:table-cell>
          <table:table-cell office:value-type="float" office:value="148.2" calcext:value-type="float">
            <text:p>148.2</text:p>
          </table:table-cell>
          <table:table-cell office:value-type="float" office:value="130" calcext:value-type="float">
            <text:p>130</text:p>
          </table:table-cell>
          <table:table-cell office:value-type="float" office:value="0.269" calcext:value-type="float">
            <text:p>0.269</text:p>
          </table:table-cell>
          <table:table-cell office:value-type="float" office:value="0.008" calcext:value-type="float">
            <text:p>0.008</text:p>
          </table:table-cell>
          <table:table-cell table:formula="of:=-3.1415/2" office:value-type="float" office:value="-1.57075" calcext:value-type="float">
            <text:p/>
          </table:table-cell>
          <table:table-cell office:value-type="float" office:value="1.57075" calcext:value-type="float">
            <text:p>1.57075</text:p>
          </table:table-cell>
          <table:table-cell table:formula="of:=[.A6]/([.C6]-[.B6])*2*PI()" office:value-type="float" office:value="3.76520467845968" calcext:value-type="float">
            <text:p/>
          </table:table-cell>
          <table:table-cell table:formula="of:=SQRT(2)*2*PI()*[.A6]/([.C6]-[.B6])^2*0.1" office:value-type="float" office:value="0.0199430843497689" calcext:value-type="float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1.2" calcext:value-type="float">
            <text:p>121.2</text:p>
          </table:table-cell>
          <table:table-cell office:value-type="float" office:value="153.5" calcext:value-type="float">
            <text:p>153.5</text:p>
          </table:table-cell>
          <table:table-cell office:value-type="float" office:value="110" calcext:value-type="float">
            <text:p>110</text:p>
          </table:table-cell>
          <table:table-cell office:value-type="float" office:value="0.358" calcext:value-type="float">
            <text:p>0.358</text:p>
          </table:table-cell>
          <table:table-cell office:value-type="float" office:value="0.008" calcext:value-type="float">
            <text:p>0.008</text:p>
          </table:table-cell>
          <table:table-cell table:formula="of:=-3.1415/2" office:value-type="float" office:value="-1.57075" calcext:value-type="float">
            <text:p/>
          </table:table-cell>
          <table:table-cell office:value-type="float" office:value="1.57075" calcext:value-type="float">
            <text:p>1.57075</text:p>
          </table:table-cell>
          <table:table-cell table:formula="of:=[.A7]/([.C7]-[.B7])*2*PI()" office:value-type="float" office:value="3.69599135716446" calcext:value-type="float">
            <text:p/>
          </table:table-cell>
          <table:table-cell table:formula="of:=SQRT(2)*2*PI()*[.A7]/([.C7]-[.B7])^2*0.1" office:value-type="float" office:value="0.0161824182777577" calcext:value-type="float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1.9" calcext:value-type="float">
            <text:p>151.9</text:p>
          </table:table-cell>
          <table:table-cell office:value-type="float" office:value="172.1" calcext:value-type="float">
            <text:p>172.1</text:p>
          </table:table-cell>
          <table:table-cell office:value-type="float" office:value="100" calcext:value-type="float">
            <text:p>100</text:p>
          </table:table-cell>
          <table:table-cell office:value-type="float" office:value="0.388" calcext:value-type="float">
            <text:p>0.388</text:p>
          </table:table-cell>
          <table:table-cell office:value-type="float" office:value="0.008" calcext:value-type="float">
            <text:p>0.008</text:p>
          </table:table-cell>
          <table:table-cell table:formula="of:=-3.1415/2" office:value-type="float" office:value="-1.57075" calcext:value-type="float">
            <text:p/>
          </table:table-cell>
          <table:table-cell office:value-type="float" office:value="1.57075" calcext:value-type="float">
            <text:p>1.57075</text:p>
          </table:table-cell>
          <table:table-cell table:formula="of:=[.A8]/([.C8]-[.B8])*2*PI()" office:value-type="float" office:value="4.66573166374722" calcext:value-type="float">
            <text:p/>
          </table:table-cell>
          <table:table-cell table:formula="of:=SQRT(2)*2*PI()*[.A8]/([.C8]-[.B8])^2*0.1" office:value-type="float" office:value="0.0326650544419055" calcext:value-type="float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6.4" calcext:value-type="float">
            <text:p>126.4</text:p>
          </table:table-cell>
          <table:table-cell office:value-type="float" office:value="151.9" calcext:value-type="float">
            <text:p>151.9</text:p>
          </table:table-cell>
          <table:table-cell office:value-type="float" office:value="90" calcext:value-type="float">
            <text:p>90</text:p>
          </table:table-cell>
          <table:table-cell office:value-type="float" office:value="0.43" calcext:value-type="float">
            <text:p>0.43</text:p>
          </table:table-cell>
          <table:table-cell office:value-type="float" office:value="0.004" calcext:value-type="float">
            <text:p>0.004</text:p>
          </table:table-cell>
          <table:table-cell table:formula="of:=-3.1415/2" office:value-type="float" office:value="-1.57075" calcext:value-type="float">
            <text:p/>
          </table:table-cell>
          <table:table-cell office:value-type="float" office:value="1.57075" calcext:value-type="float">
            <text:p>1.57075</text:p>
          </table:table-cell>
          <table:table-cell table:formula="of:=[.A9]/([.C9]-[.B9])*2*PI()" office:value-type="float" office:value="3.69599135716446" calcext:value-type="float">
            <text:p/>
          </table:table-cell>
          <table:table-cell table:formula="of:=SQRT(2)*2*PI()*[.A9]/([.C9]-[.B9])^2*0.1" office:value-type="float" office:value="0.020497729818493" calcext:value-type="float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1.4" calcext:value-type="float">
            <text:p>161.4</text:p>
          </table:table-cell>
          <table:table-cell office:value-type="float" office:value="180.2" calcext:value-type="float">
            <text:p>180.2</text:p>
          </table:table-cell>
          <table:table-cell office:value-type="float" office:value="70" calcext:value-type="float">
            <text:p>70</text:p>
          </table:table-cell>
          <table:table-cell office:value-type="float" office:value="0.388" calcext:value-type="float">
            <text:p>0.388</text:p>
          </table:table-cell>
          <table:table-cell office:value-type="float" office:value="0.006" calcext:value-type="float">
            <text:p>0.006</text:p>
          </table:table-cell>
          <table:table-cell table:formula="of:=-3.1415/2" office:value-type="float" office:value="-1.57075" calcext:value-type="float">
            <text:p/>
          </table:table-cell>
          <table:table-cell office:value-type="float" office:value="1.57075" calcext:value-type="float">
            <text:p>1.57075</text:p>
          </table:table-cell>
          <table:table-cell table:formula="of:=[.A10]/([.C10]-[.B10])*2*PI()" office:value-type="float" office:value="5.34739175079114" calcext:value-type="float">
            <text:p/>
          </table:table-cell>
          <table:table-cell table:formula="of:=SQRT(2)*2*PI()*[.A10]/([.C10]-[.B10])^2*0.1" office:value-type="float" office:value="0.0402252869004832" calcext:value-type="float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.5" calcext:value-type="float">
            <text:p>120.5</text:p>
          </table:table-cell>
          <table:table-cell office:value-type="float" office:value="149.1" calcext:value-type="float">
            <text:p>149.1</text:p>
          </table:table-cell>
          <table:table-cell office:value-type="float" office:value="30" calcext:value-type="float">
            <text:p>30</text:p>
          </table:table-cell>
          <table:table-cell office:value-type="float" office:value="0.209" calcext:value-type="float">
            <text:p>0.209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1.57075" calcext:value-type="float">
            <text:p>1.57075</text:p>
          </table:table-cell>
          <table:table-cell table:formula="of:=[.A11]/([.C11]-[.B11])*2*PI()" office:value-type="float" office:value="3.51506870331725" calcext:value-type="float">
            <text:p/>
          </table:table-cell>
          <table:table-cell table:formula="of:=SQRT(2)*2*PI()*[.A11]/([.C11]-[.B11])^2*0.1" office:value-type="float" office:value="0.0173813210940716" calcext:value-type="float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.3" calcext:value-type="float">
            <text:p>120.3</text:p>
          </table:table-cell>
          <table:table-cell office:value-type="float" office:value="149.5" calcext:value-type="float">
            <text:p>149.5</text:p>
          </table:table-cell>
          <table:table-cell office:value-type="float" office:value="10" calcext:value-type="float">
            <text:p>10</text:p>
          </table:table-cell>
          <table:table-cell office:value-type="float" office:value="0.152" calcext:value-type="float">
            <text:p>0.15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1.57075" calcext:value-type="float">
            <text:p>1.57075</text:p>
          </table:table-cell>
          <table:table-cell table:formula="of:=[.A12]/([.C12]-[.B12])*2*PI()" office:value-type="float" office:value="3.44284126420799" calcext:value-type="float">
            <text:p/>
          </table:table-cell>
          <table:table-cell table:formula="of:=SQRT(2)*2*PI()*[.A12]/([.C12]-[.B12])^2*0.1" office:value-type="float" office:value="0.0166743589347283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0T16:37:14.722754435</meta:creation-date>
    <dc:date>2014-06-20T17:15:06.434002935</dc:date>
    <meta:editing-duration>PT30M52S</meta:editing-duration>
    <meta:editing-cycles>5</meta:editing-cycles>
    <meta:generator>LibreOffice/4.2.3.3$Linux_X86_64 LibreOffice_project/420m0$Build-3</meta:generator>
    <meta:document-statistic meta:table-count="1" meta:cell-count="120" meta:object-count="0"/>
  </office:meta>
</office:document-meta>
</file>